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1f2" officeooo:paragraph-rsid="000311f2"/>
    </style:style>
    <style:style style:name="P2" style:family="paragraph" style:parent-style-name="Standard">
      <style:paragraph-properties fo:text-align="center" style:justify-single-word="false"/>
      <style:text-properties officeooo:rsid="000311f2" officeooo:paragraph-rsid="000311f2"/>
    </style:style>
    <style:style style:name="P3" style:family="paragraph" style:parent-style-name="Standard">
      <style:paragraph-properties fo:text-align="start" style:justify-single-word="false"/>
      <style:text-properties officeooo:rsid="000311f2" officeooo:paragraph-rsid="000311f2"/>
    </style:style>
    <style:style style:name="P4" style:family="paragraph" style:parent-style-name="Standard">
      <style:text-properties officeooo:rsid="000366f8" officeooo:paragraph-rsid="000366f8"/>
    </style:style>
    <style:style style:name="P5" style:family="paragraph" style:parent-style-name="Standard">
      <style:text-properties officeooo:rsid="0005d3eb" officeooo:paragraph-rsid="0005d3eb"/>
    </style:style>
    <style:style style:name="P6" style:family="paragraph" style:parent-style-name="Standard">
      <style:text-properties officeooo:rsid="0005dd70" officeooo:paragraph-rsid="0005dd70"/>
    </style:style>
    <style:style style:name="P7" style:family="paragraph" style:parent-style-name="Standard">
      <style:text-properties officeooo:rsid="0006d91b" officeooo:paragraph-rsid="0006d91b"/>
    </style:style>
    <style:style style:name="P8" style:family="paragraph" style:parent-style-name="Standard">
      <style:text-properties officeooo:rsid="00086338" officeooo:paragraph-rsid="00086338"/>
    </style:style>
    <style:style style:name="P9" style:family="paragraph" style:parent-style-name="Standard">
      <style:text-properties officeooo:rsid="00086338" officeooo:paragraph-rsid="000a0f05"/>
    </style:style>
    <style:style style:name="P10" style:family="paragraph" style:parent-style-name="Standard">
      <style:text-properties officeooo:rsid="000a0f05" officeooo:paragraph-rsid="000a0f05"/>
    </style:style>
    <style:style style:name="P11" style:family="paragraph" style:parent-style-name="Standard">
      <style:text-properties officeooo:rsid="000a0f05" officeooo:paragraph-rsid="000b3d2a"/>
    </style:style>
    <style:style style:name="P12" style:family="paragraph" style:parent-style-name="Standard">
      <style:text-properties officeooo:rsid="000b3d2a" officeooo:paragraph-rsid="000b3d2a"/>
    </style:style>
    <style:style style:name="P13" style:family="paragraph" style:parent-style-name="Standard">
      <style:text-properties officeooo:rsid="000da2a6" officeooo:paragraph-rsid="000da2a6"/>
    </style:style>
    <style:style style:name="P14" style:family="paragraph" style:parent-style-name="Standard">
      <style:text-properties officeooo:rsid="000f0793" officeooo:paragraph-rsid="000f0793"/>
    </style:style>
    <style:style style:name="P15" style:family="paragraph" style:parent-style-name="Standard">
      <style:text-properties officeooo:rsid="0010da6a" officeooo:paragraph-rsid="0010da6a"/>
    </style:style>
    <style:style style:name="T1" style:family="text">
      <style:text-properties officeooo:rsid="000311f2"/>
    </style:style>
    <style:style style:name="T2" style:family="text">
      <style:text-properties officeooo:rsid="000366f8"/>
    </style:style>
    <style:style style:name="T3" style:family="text">
      <style:text-properties officeooo:rsid="0005d3eb"/>
    </style:style>
    <style:style style:name="T4" style:family="text">
      <style:text-properties officeooo:rsid="0005dd70"/>
    </style:style>
    <style:style style:name="T5" style:family="text">
      <style:text-properties officeooo:rsid="0008044e"/>
    </style:style>
    <style:style style:name="T6" style:family="text">
      <style:text-properties officeooo:rsid="000a0f05"/>
    </style:style>
    <style:style style:name="T7" style:family="text">
      <style:text-properties officeooo:rsid="000b3d2a"/>
    </style:style>
    <style:style style:name="T8" style:family="text">
      <style:text-properties officeooo:rsid="000da2a6"/>
    </style:style>
    <style:style style:name="T9" style:family="text">
      <style:text-properties officeooo:rsid="001122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Документация системы управления экспериментом<text:line-break/><text:span text:style-name="T7">v0.1 </text:span></text:p>
      <text:p text:style-name="P2"/>
      <text:p text:style-name="P1">Содержание:</text:p>
      <text:p text:style-name="P13">0. <text:span text:style-name="T1">Определения основных понятий</text:span></text:p>
      <text:p text:style-name="P1">1. Краткое описание системы</text:p>
      <text:p text:style-name="P1"><text:tab/>1.1 Цель работы <text:span text:style-name="T3">и основные задачи системы</text:span></text:p>
      <text:p text:style-name="P1"><text:tab/>1.2 Архитектура железа системы</text:p>
      <text:p text:style-name="P1"><text:tab/>1.3 Архитектура софта системы</text:p>
      <text:p text:style-name="P1"><text:tab/>1.4 Описание идеального эксперимента <text:span text:style-name="T3">и его результатов</text:span></text:p>
      <text:p text:style-name="P1">2. <text:span text:style-name="T8">Что-то</text:span></text:p>
      <text:p text:style-name="P1">3. Юнит<text:span text:style-name="T8">ы</text:span></text:p>
      <text:p text:style-name="P4"><text:tab/>3.1 Юнит устройства</text:p>
      <text:p text:style-name="P4"><text:tab/>3.2 Юнит обработки логов</text:p>
      <text:p text:style-name="P4"><text:tab/>3.3 Юнит обработки данных</text:p>
      <text:p text:style-name="P4"><text:tab/>3.4 <text:span text:style-name="T3">Юнит машины</text:span></text:p>
      <text:p text:style-name="P5"><text:tab/>3.5 Юнит эксперимента</text:p>
      <text:p text:style-name="P5"><text:tab/>3.6 Юнит мониторинга</text:p>
      <text:p text:style-name="P1">4. Машина</text:p>
      <text:p text:style-name="P1">5. Брокер сообщений</text:p>
      <text:p text:style-name="P6"><text:tab/>5.1 Способ обмена сообщениями между юнитами и их маршрутизация</text:p>
      <text:p text:style-name="P6"><text:tab/>5.2 Протокол общения между юнитами</text:p>
      <text:p text:style-name="P1">6. База данных</text:p>
      <text:p text:style-name="P5"><text:tab/>6.1 Формат логов</text:p>
      <text:p text:style-name="P5"><text:tab/>6.2 Формат данных</text:p>
      <text:p text:style-name="P7"><text:tab/>6.3 Способ работы с базой данных</text:p>
      <text:p text:style-name="P4">7. Эксперимент</text:p>
      <text:p text:style-name="P4"><text:tab/>7.1 <text:span text:style-name="T1">Описание идеального эксперимента</text:span></text:p>
      <text:p text:style-name="P4"><text:tab/>7.2 Критические ситуации эксперимента</text:p>
      <text:p text:style-name="P4"><text:tab/>7.3 Локальное управление экспериментом</text:p>
      <text:p text:style-name="P4"><text:tab/>7.4 Удаленное управление экспериментом</text:p>
      <text:p text:style-name="P6"><text:tab/>7.5 Проведение эксперимента на нескольких удаленных машинах</text:p>
      <text:p text:style-name="P1"><text:span text:style-name="T2">8</text:span>. Панель управления экспериментом</text:p>
      <text:p text:style-name="P1"><text:span text:style-name="T2">9</text:span>. <text:span text:style-name="T4">Микроконтроллеры и низкоуровневый протокол общения с датчиками</text:span></text:p>
      <text:p text:style-name="P7"><text:tab/>9.1 Архитектура низкоуровневой сети устройств</text:p>
      <text:p text:style-name="P7"><text:tab/>9.2 Протокол общения с сетью устройств</text:p>
      <text:p text:style-name="P7"><text:tab/>9.3 Список поддерживаемых устройств</text:p>
      <text:p text:style-name="P7"><text:tab/>9.4 Обнаружение и обработка проблем в сети устройств</text:p>
      <text:p text:style-name="P7">10. <text:span text:style-name="T5">Генерация отчетов и обработка результатов эксперимента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4">0. Определение основных понятий</text:p>
      <text:p text:style-name="P14"/>
      <text:p text:style-name="P14">Эксперимент</text:p>
      <text:p text:style-name="P14">Данные</text:p>
      <text:p text:style-name="P14">Логи</text:p>
      <text:p text:style-name="P14">Датчик</text:p>
      <text:p text:style-name="P14">Исполнительное устройство</text:p>
      <text:p text:style-name="P14">Фитотрон</text:p>
      <text:p text:style-name="P14">Код</text:p>
      <text:p text:style-name="P14">Оператор</text:p>
      <text:p text:style-name="P14">Разработчик</text:p>
      <text:p text:style-name="P14">Железо</text:p>
      <text:p text:style-name="P14">Компьютер</text:p>
      <text:p text:style-name="P14">Микроконтроллер</text:p>
      <text:p text:style-name="P14"/>
      <text:p text:style-name="P7"/>
      <text:p text:style-name="P8">1. Краткое описание системы</text:p>
      <text:p text:style-name="P8"/>
      <text:p text:style-name="P8">1.1 <text:span text:style-name="T1">Цель работы и основные задачи системы</text:span></text:p>
      <text:p text:style-name="P9">Основная задача – управление медленным и низконагруженным производственным процессом – выращиванием растений в кастомных несерийных фитотронах. <text:span text:style-name="T6">На эти фитотроны отсутствует какая-либо внятная документаци и по большей части они дорабатываются в процессе, поэтому одна и важных задач этой системы – быть гибкой к изменению характеристик фитотрона, на котором она работает. Доработку осуществляет разработчик, но не пользователь.</text:span></text:p>
      <text:p text:style-name="P15">Более того, эксперимент, его методика проведения и обработки тоже постоянно меняется, поэтому система должна уметь проводить разные эксперименты на одном железе не меняя исходного кода, только конфиги. Это должен делать пользователь.</text:p>
      <text:p text:style-name="P9">Время отклика системы на команду пользователя – до 1 сек, то есть система действительно медленная и проектируется именно опираясь на это. </text:p>
      <text:p text:style-name="P9"/>
      <text:p text:style-name="P10">Требования к системе:</text:p>
      <text:p text:style-name="P10">1. Гибкость по отношению к железу – должно быть легко подключить к фитотрону новый датчик и написать по шаблону модуль кода для работы с ним</text:p>
      <text:p text:style-name="P10">2. Надежность – система должна распознавать и хандлить критические ошибки, потому что эксперимент в фитотроне идет порядка недели ( и перед этим подготавливаются порядка двух недель) и какая-нибудь мелочь вроде проблемы с насосом питательного раствора может погубить почти месяц работы.</text:p>
      <text:p text:style-name="P10">3. Разработка и использование - у системы есть оператор-администратор и разработчики. Разработчик никогда не проводит эксперимент и только пилит фичи по требованию оператора. Оператор, в свою очередь, <text:span text:style-name="T7">никогда не меняет исходного кода и использует только конфиги для настройки и запуска эксперимента.</text:span></text:p>
      <text:p text:style-name="P11"><text:span text:style-name="T7">4</text:span>. Оператор спит ночью – <text:span text:style-name="T7">система должна суметь любой ценой сохранять жизнь растениям в фитотроне в течении 24 часов, потому что оператор не может быть потоянно доступен.<text:line-break/>5. Модульность и стандартизация – требуется все части кода, выполняющие цельную задачу, выделять в стандартизированные модули. Код должен быть максимально прокомментирован.</text:span></text:p>
      <text:p text:style-name="P11"><text:span text:style-name="T7">6. Простота использования – требуется, чтобы можно было легко обучить оператора работе с панелью управления экспериментом и <text:s/>умнению начать-завершить-получить отчет об эксперименте без какого-либо участия разработчиков. (Если система работает корректно. Проблемы в железе <text:s/>и коде решает только разработчик)</text:span></text:p>
      <text:p text:style-name="P12"><text:soft-page-break/>7. Время – мы хотим уметь получить полную диагностику состояния системы не более чем за 2 секунды. Время отклика на самую медленную и ресурсоемкую команду оператора не должно быть более 1 сек.</text:p>
      <text:p text:style-name="P10"><text:s/></text:p>
      <text:p text:style-name="P10"/>
      <text:p text:style-name="P9">Все исходные коды и эта документация проектируются под лицензий GNU GPLv3. <text:s text:c="2"/></text:p>
      <text:p text:style-name="P9"/>
      <text:p text:style-name="P13">1.2 Архитектура железа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22:19:43.206230234</meta:creation-date>
    <meta:generator>LibreOffice/6.0.7.3$Linux_X86_64 LibreOffice_project/00m0$Build-3</meta:generator>
    <dc:date>2020-01-21T19:08:33.463558407</dc:date>
    <meta:editing-duration>PT39M35S</meta:editing-duration>
    <meta:editing-cycles>10</meta:editing-cycles>
    <meta:document-statistic meta:table-count="0" meta:image-count="0" meta:object-count="0" meta:page-count="3" meta:paragraph-count="65" meta:word-count="527" meta:character-count="3885" meta:non-whitespace-character-count="3380"/>
  </office:meta>
</office:document-meta>
</file>